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30000026FD87745D25E5F76EF.png" manifest:media-type="image/png"/>
  <manifest:file-entry manifest:full-path="Pictures/10000201000002590000008D6DF5A808D8FF9804.png" manifest:media-type="image/png"/>
  <manifest:file-entry manifest:full-path="Pictures/1000020100000237000000A84B97DA7A6FB0AD71.png" manifest:media-type="image/png"/>
  <manifest:file-entry manifest:full-path="Pictures/1000165E00003E1D00000E93A94B0E4262738EA4.svg" manifest:media-type="image/svg+xml"/>
  <manifest:file-entry manifest:full-path="Pictures/10000201000003E800000140B9CE9DB436B3E2EF.png" manifest:media-type="image/png"/>
  <manifest:file-entry manifest:full-path="Pictures/10000D9D00003A9A0000115D7BDE9ECEEF0D56F9.svg" manifest:media-type="image/svg+xml"/>
  <manifest:file-entry manifest:full-path="Pictures/10001F3400000B3E00000EE592292776F406DC3A.svg" manifest:media-type="image/svg+xml"/>
  <manifest:file-entry manifest:full-path="Pictures/10000000000009C4000002C1A14785E81EEFD223.jpg" manifest:media-type="image/jpeg"/>
  <manifest:file-entry manifest:full-path="Pictures/10000000000003EC000002304D297902FC1A1663.jpg" manifest:media-type="image/jpeg"/>
  <manifest:file-entry manifest:full-path="Pictures/1000116A000069F000002197000BC2F80EE5E6F7.svg" manifest:media-type="image/svg+xml"/>
  <manifest:file-entry manifest:full-path="Pictures/10015A4E0000675A00002113C8CFFFED8F23BAD6.svg" manifest:media-type="image/svg+xml"/>
  <manifest:file-entry manifest:full-path="Pictures/1000000000000500000002C9CA518D7758199E52.jpg" manifest:media-type="image/jpeg"/>
  <manifest:file-entry manifest:full-path="Pictures/10002EAE00003D76000040568F4A444C9C1A8A98.svg" manifest:media-type="image/svg+xml"/>
  <manifest:file-entry manifest:full-path="Pictures/100002010000006D00000090E489ED75655CDF2D.png" manifest:media-type="image/png"/>
  <manifest:file-entry manifest:full-path="Pictures/100002010000040100000145E983E2EDA01DA0A3.png" manifest:media-type="image/png"/>
  <manifest:file-entry manifest:full-path="Pictures/10001EB40000677500000FD91A0C84235FE5C457.svg" manifest:media-type="image/svg+xml"/>
  <manifest:file-entry manifest:full-path="Pictures/1000000000000500000002C91F0EBEDE43B12BD1.jpg" manifest:media-type="image/jpeg"/>
  <manifest:file-entry manifest:full-path="Pictures/1000352F000069F0000023C3C26236794EE1B3AD.svg" manifest:media-type="image/svg+xml"/>
  <manifest:file-entry manifest:full-path="Pictures/10000201000003E900000099C3F5E89E98ABC40F.png" manifest:media-type="image/png"/>
  <manifest:file-entry manifest:full-path="Pictures/10000201000004010000015A9945255B5296DC1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36cm, 0cm, 3.624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5.399cm" svg:x="0cm" svg:y="10.301cm">
          <draw:image xlink:href="Pictures/10000000000009C4000002C1A14785E81EEFD223.jpg" xlink:type="simple" xlink:show="embed" xlink:actuate="onLoad" loext:mime-type="image/jpeg">
            <text:p/>
          </draw:image>
        </draw:frame>
        <draw:frame draw:style-name="gr2" draw:text-style-name="P1" draw:layer="layout" svg:width="9cm" svg:height="5.01cm" svg:x="0.02cm" svg:y="4.848cm">
          <draw:image xlink:href="Pictures/1000000000000500000002C91F0EBEDE43B12BD1.jpg" xlink:type="simple" xlink:show="embed" xlink:actuate="onLoad" loext:mime-type="image/jpeg">
            <text:p/>
          </draw:image>
        </draw:frame>
        <draw:frame draw:style-name="gr2" draw:text-style-name="P1" draw:layer="layout" svg:width="8.98cm" svg:height="5.01cm" svg:x="9.52cm" svg:y="4.838cm">
          <draw:image xlink:href="Pictures/1000000000000500000002C9CA518D7758199E52.jpg" xlink:type="simple" xlink:show="embed" xlink:actuate="onLoad" loext:mime-type="image/jpeg">
            <text:p/>
          </draw:image>
        </draw:frame>
        <draw:frame draw:style-name="gr2" draw:text-style-name="P1" draw:layer="layout" svg:width="9cm" svg:height="5.01cm" svg:x="19.02cm" svg:y="4.838cm">
          <draw:image xlink:href="Pictures/10000000000003EC000002304D297902FC1A1663.jpg" xlink:type="simple" xlink:show="embed" xlink:actuate="onLoad" loext:mime-type="image/jpeg">
            <text:p/>
          </draw:image>
        </draw:frame>
        <draw:frame draw:style-name="gr2" draw:text-style-name="P1" draw:layer="layout" svg:width="2.62cm" svg:height="3.5cm" svg:x="0cm" svg:y="0.28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E489ED75655CDF2D.png" xlink:type="simple" xlink:show="embed" xlink:actuate="onLoad" loext:mime-type="image/png"/>
        </draw:frame>
        <draw:frame draw:style-name="gr2" draw:text-style-name="P1" draw:layer="layout" svg:width="5.92cm" svg:height="2cm" svg:x="3.747cm" svg:y="2.288cm">
          <draw:image xlink:href="Pictures/1000352F000069F0000023C3C26236794EE1B3AD.svg" xlink:type="simple" xlink:show="embed" xlink:actuate="onLoad" loext:mime-type="image/svg+xml">
            <text:p/>
          </draw:image>
          <draw:image xlink:href="Pictures/10000201000004010000015A9945255B5296DC18.png" xlink:type="simple" xlink:show="embed" xlink:actuate="onLoad" loext:mime-type="image/png"/>
        </draw:frame>
        <draw:frame draw:style-name="gr2" draw:text-style-name="P1" draw:layer="layout" svg:width="6.3cm" svg:height="2cm" svg:x="10.793cm" svg:y="1.888cm">
          <draw:image xlink:href="Pictures/1000116A000069F000002197000BC2F80EE5E6F7.svg" xlink:type="simple" xlink:show="embed" xlink:actuate="onLoad" loext:mime-type="image/svg+xml">
            <text:p/>
          </draw:image>
          <draw:image xlink:href="Pictures/100002010000040100000145E983E2EDA01DA0A3.png" xlink:type="simple" xlink:show="embed" xlink:actuate="onLoad" loext:mime-type="image/png"/>
        </draw:frame>
        <draw:frame draw:style-name="gr2" draw:text-style-name="P1" draw:layer="layout" svg:width="0.001cm" svg:height="0.001cm" svg:x="4.372cm" svg:y="3.914cm">
          <draw:image xlink:href="Pictures/10001EB40000677500000FD91A0C84235FE5C457.svg" xlink:type="simple" xlink:show="embed" xlink:actuate="onLoad" loext:mime-type="image/svg+xml">
            <text:p/>
          </draw:image>
          <draw:image xlink:href="Pictures/10000201000003E900000099C3F5E89E98ABC40F.png" xlink:type="simple" xlink:show="embed" xlink:actuate="onLoad" loext:mime-type="image/png"/>
        </draw:frame>
        <draw:frame draw:style-name="gr2" draw:text-style-name="P1" draw:layer="layout" svg:width="9.78cm" svg:height="1.5cm" svg:x="18.22cm" svg:y="2.324cm">
          <draw:image xlink:href="Pictures/10001EB40000677500000FD91A0C84235FE5C457.svg" xlink:type="simple" xlink:show="embed" xlink:actuate="onLoad" loext:mime-type="image/svg+xml">
            <text:p/>
          </draw:image>
          <draw:image xlink:href="Pictures/10000201000003E900000099C3F5E89E98ABC40F.png" xlink:type="simple" xlink:show="embed" xlink:actuate="onLoad" loext:mime-type="image/png"/>
        </draw:frame>
        <draw:frame draw:name="Linux Mint Official Logo.svg" draw:style-name="gr2" draw:text-style-name="P1" draw:layer="layout" svg:width="5.59cm" svg:height="1.8cm" svg:x="12.41cm" svg:y="0cm">
          <draw:image xlink:href="Pictures/10015A4E0000675A00002113C8CFFFED8F23BAD6.svg" xlink:type="simple" xlink:show="embed" xlink:actuate="onLoad" loext:mime-type="image/svg+xml">
            <text:p/>
          </draw:image>
          <draw:image xlink:href="Pictures/10000201000003E800000140B9CE9DB436B3E2EF.png" xlink:type="simple" xlink:show="embed" xlink:actuate="onLoad" loext:mime-type="image/png"/>
          <svg:title>Linux Mint Official Logo</svg:title>
        </draw:frame>
        <draw:frame draw:style-name="gr2" draw:text-style-name="P1" draw:layer="layout" svg:width="6.39cm" svg:height="1.5cm" svg:x="4.32cm" svg:y="0.03cm">
          <draw:image xlink:href="Pictures/1000165E00003E1D00000E93A94B0E4262738EA4.svg" xlink:type="simple" xlink:show="embed" xlink:actuate="onLoad" loext:mime-type="image/svg+xml">
            <text:p/>
          </draw:image>
          <draw:image xlink:href="Pictures/10000201000002590000008D6DF5A808D8FF9804.png" xlink:type="simple" xlink:show="embed" xlink:actuate="onLoad" loext:mime-type="image/png"/>
        </draw:frame>
        <draw:frame draw:style-name="gr2" draw:text-style-name="P1" draw:layer="layout" svg:width="5.06cm" svg:height="1.5cm" svg:x="22.92cm" svg:y="0.088cm">
          <draw:image xlink:href="Pictures/10000D9D00003A9A0000115D7BDE9ECEEF0D56F9.svg" xlink:type="simple" xlink:show="embed" xlink:actuate="onLoad" loext:mime-type="image/svg+xml">
            <text:p/>
          </draw:image>
          <draw:image xlink:href="Pictures/1000020100000237000000A84B97DA7A6FB0AD71.png" xlink:type="simple" xlink:show="embed" xlink:actuate="onLoad" loext:mime-type="image/png"/>
        </draw:frame>
        <draw:frame draw:style-name="gr2" draw:text-style-name="P1" draw:layer="layout" svg:width="1.42cm" svg:height="1.5cm" svg:x="19.7cm" svg:y="0.088cm">
          <draw:image xlink:href="Pictures/10002EAE00003D76000040568F4A444C9C1A8A98.svg" xlink:type="simple" xlink:show="embed" xlink:actuate="onLoad" loext:mime-type="image/svg+xml">
            <text:p/>
          </draw:image>
          <draw:image xlink:href="Pictures/10000201000002530000026FD87745D25E5F76EF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45cm" svg:x="1cm" svg:y="3.75cm"/>
      <draw:page-thumbnail draw:layer="backgroundobjects" svg:width="8.999cm" svg:height="5.045cm" svg:x="1cm" svg:y="12.326cm"/>
      <draw:page-thumbnail draw:layer="backgroundobjects" svg:width="8.999cm" svg:height="5.045cm" svg:x="1cm" svg:y="20.902cm"/>
      <draw:page-thumbnail draw:layer="backgroundobjects" svg:width="8.999cm" svg:height="5.045cm" svg:x="11cm" svg:y="3.75cm"/>
      <draw:page-thumbnail draw:layer="backgroundobjects" svg:width="8.999cm" svg:height="5.045cm" svg:x="11cm" svg:y="12.326cm"/>
      <draw:page-thumbnail draw:layer="backgroundobjects" svg:width="8.999cm" svg:height="5.045cm" svg:x="11cm" svg:y="20.90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0:18:07.354628318</meta:creation-date>
    <dc:date>2020-02-27T00:44:08.960957628</dc:date>
    <dc:creator>Dennis Schulmeister-Zimolong</dc:creator>
    <meta:editing-duration>PT15M37S</meta:editing-duration>
    <meta:editing-cycles>6</meta:editing-cycles>
    <meta:generator>LibreOffice/6.3.4.2.0$Linux_X86_64 LibreOffice_project/30$Build-2</meta:generator>
    <meta:document-statistic meta:object-count="36"/>
  </office:meta>
</office:document-meta>
</file>